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" style:font-adornments="Általáno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1cm"/>
    </style:style>
    <style:style style:name="co2" style:family="table-column">
      <style:table-column-properties fo:break-before="auto" style:column-width="10.00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9.9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19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148">
      <style:table-cell-properties style:diagonal-bl-tr="none" style:diagonal-tl-br="none" fo:border="0.74pt solid #000000" style:rotation-align="none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7" style:family="table-cell" style:parent-style-name="Default">
      <style:table-cell-properties fo:wrap-option="wrap" fo:border="0.74pt solid #000000"/>
      <style:text-properties style:use-window-font-color="true"/>
    </style:style>
    <style:style style:name="ce38" style:family="table-cell" style:parent-style-name="Default">
      <style:table-cell-properties fo:wrap-option="wrap" fo:border="1.5pt solid #000000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Mono" fo:font-size="10pt" style:font-size-asian="10pt" style:font-size-complex="10pt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14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4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center" fo:margin-left="0cm"/>
    </style:style>
    <style:style style:name="ce16" style:family="table-cell" style:parent-style-name="Default" style:data-style-name="N143">
      <style:table-cell-properties style:text-align-source="fix" style:repeat-content="false" style:vertical-align="bottom"/>
      <style:paragraph-properties fo:text-align="center" fo:margin-left="0cm"/>
    </style:style>
    <style:style style:name="ce17" style:family="table-cell" style:parent-style-name="Default" style:data-style-name="N143">
      <style:table-cell-properties style:text-align-source="fix" style:repeat-content="false" fo:border="0.74pt solid #000000" style:vertical-align="bottom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43">
      <style:table-cell-properties style:text-align-source="fix" style:repeat-content="false" fo:border="1.5pt solid #000000" style:vertical-align="bottom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148">
      <style:table-cell-properties style:diagonal-bl-tr="none" style:diagonal-tl-br="none" fo:border="0.74pt solid #000000" style:rotation-align="none"/>
    </style:style>
    <style:style style:name="ce21" style:family="table-cell" style:parent-style-name="Default" style:data-style-name="N148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48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4" style:family="table-cell" style:parent-style-name="Default" style:data-style-name="N14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5" style:family="table-cell" style:parent-style-name="Default" style:data-style-name="N143">
      <style:table-cell-properties style:text-align-source="fix" style:repeat-content="false" style:vertical-align="bottom"/>
      <style:paragraph-properties fo:text-align="center" fo:margin-left="0cm"/>
      <style:text-properties fo:color="#ff0000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ff0000"/>
    </style:style>
    <style:style style:name="ce27" style:family="table-cell" style:parent-style-name="Default" style:data-style-name="N143">
      <style:table-cell-properties style:text-align-source="fix" style:repeat-content="false" fo:border="0.74pt solid #000000" style:vertical-align="bottom"/>
      <style:paragraph-properties fo:text-align="center" fo:margin-left="0cm"/>
      <style:text-properties fo:color="#ff0000"/>
    </style:style>
    <style:style style:name="ce28" style:family="table-cell" style:parent-style-name="Default" style:data-style-name="N143">
      <style:table-cell-properties style:text-align-source="fix" style:repeat-content="false" fo:border="1.5pt solid #000000" style:vertical-align="bottom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order="none"/>
      <style:text-properties style:use-window-font-color="true"/>
    </style:style>
    <style:style style:name="ce29" style:family="table-cell" style:parent-style-name="Default">
      <style:text-properties fo:color="#ffffff"/>
    </style:style>
    <style:style style:name="ce59" style:family="table-cell" style:parent-style-name="Default" style:data-style-name="N143">
      <style:table-cell-properties style:text-align-source="fix" style:repeat-content="false" fo:border="none" style:vertical-align="bottom"/>
      <style:paragraph-properties fo:text-align="center" fo:margin-left="0cm"/>
      <style:text-properties style:use-window-font-color="true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ce2"/>
        <table:table-column table:style-name="co2" table:default-cell-style-name="ce35"/>
        <table:table-column table:style-name="co3" table:number-columns-repeated="4" table:default-cell-style-name="ce14"/>
        <table:table-column table:style-name="co4" table:default-cell-style-name="Default"/>
        <table:table-column table:style-name="co5" table:default-cell-style-name="ce29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Digitális kultúra – középszint – 2021</text:p>
          </table:table-cell>
          <table:table-cell table:number-columns-repeated="10"/>
        </table:table-row>
        <table:table-row table:style-name="ro2">
          <table:table-cell/>
          <table:table-cell table:style-name="ce36" office:value-type="string" calcext:value-type="string">
            <text:p>vizsgázó neve</text:p>
          </table:table-cell>
          <table:table-cell table:style-name="ce15" office:value-type="string" calcext:value-type="string">
            <text:p>részpont adható</text:p>
          </table:table-cell>
          <table:table-cell table:style-name="ce15" office:value-type="string" calcext:value-type="string">
            <text:p>pont adható</text:p>
          </table:table-cell>
          <table:table-cell table:style-name="ce15" office:value-type="string" calcext:value-type="string">
            <text:p>részpont adott</text:p>
          </table:table-cell>
          <table:table-cell table:style-name="ce15" office:value-type="string" calcext:value-type="string">
            <text:p>pont adot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25" table:number-columns-repeated="2"/>
          <table:table-cell table:number-columns-repeated="5"/>
        </table:table-row>
        <table:table-row table:style-name="ro3">
          <table:table-cell table:style-name="ce3" office:value-type="string" calcext:value-type="string">
            <text:p><text:s/>1. Szimmetria és arányosság</text:p>
          </table:table-cell>
          <table:table-cell/>
          <table:table-cell table:style-name="ce16" table:number-columns-repeated="2"/>
          <table:table-cell table:style-name="ce25" table:number-columns-repeated="2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 dokumentum előállítása, általános jellemzők</text:p>
          </table:table-cell>
          <table:table-cell table:style-name="ce17"/>
          <table:table-cell table:style-name="ce17" table:formula="of:=SUM([.C6:.C7])" office:value-type="float" office:value="2" calcext:value-type="float">
            <text:p>2 pont</text:p>
          </table:table-cell>
          <table:table-cell table:style-name="ce17"/>
          <table:table-cell table:style-name="ce27" table:formula="of:=SUM([.E6:.E7])" office:value-type="float" office:value="0" calcext:value-type="float">
            <text:p>0 pont</text:p>
          </table:table-cell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szim_arany állomány létezik és tartalmazza az eredeti szövege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6]*[.C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4 lap, margó: 2,5 cm; 2 cm; 2,5 cm; 2 cm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7]*[.C7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z alapértelmezett stílus</text:p>
          </table:table-cell>
          <table:table-cell table:style-name="ce17"/>
          <table:table-cell table:style-name="ce17" table:formula="of:=SUM([.C9:.C13])" office:value-type="float" office:value="5" calcext:value-type="float">
            <text:p>5 pont</text:p>
          </table:table-cell>
          <table:table-cell table:style-name="ce17"/>
          <table:table-cell table:style-name="ce27" table:formula="of:=SUM([.E9:.E13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lpas, 12 pt-os betűk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9]*[.C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gb(100,25,50) kódú szín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0]*[.C1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rkizárt, 108%-os sortávolságú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1]*[.C1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office:value-type="string" calcext:value-type="string">
            <text:p>Jobbról 7 cm-es behúzással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2]*[.C12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kezdés előtt 0, utána 3 pt térközzel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3]*[.C1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Címsorok közös jellemzői</text:p>
          </table:table-cell>
          <table:table-cell table:style-name="ce17"/>
          <table:table-cell table:style-name="ce17" table:formula="of:=SUM([.C15:.C16])" office:value-type="float" office:value="2" calcext:value-type="float">
            <text:p>2 pont</text:p>
          </table:table-cell>
          <table:table-cell table:style-name="ce17"/>
          <table:table-cell table:style-name="ce27" table:formula="of:=SUM([.E15:.E16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gb(100,25,50) kódú szín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5]*[.C1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lpatlan betűtípus, félkövér stílus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6]*[.C1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Cimsor 1 stílus</text:p>
          </table:table-cell>
          <table:table-cell table:style-name="ce17"/>
          <table:table-cell table:style-name="ce17" table:formula="of:=SUM([.C18:.C23])" office:value-type="float" office:value="6" calcext:value-type="float">
            <text:p>6 pont</text:p>
          </table:table-cell>
          <table:table-cell table:style-name="ce17"/>
          <table:table-cell table:style-name="ce27" table:formula="of:=SUM([.E18:.E23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iztosította, hogy a címek új oldalra kerülnek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8]*[.C18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hér hátterű kiemelés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9]*[.C1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2 pt-os betűméretű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20]*[.C2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őtte 2,5 cm, utána 0,5 cm térköz van, sorköze szimpl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21]*[.C2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bbra igazított, de nincs jobbról behúzv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22]*[.C22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térköz minden oldalon érvényre ju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23]*[.C2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Címsor 2 stílus</text:p>
          </table:table-cell>
          <table:table-cell table:style-name="ce17"/>
          <table:table-cell table:style-name="ce17" table:formula="of:=SUM([.C25:.C28])" office:value-type="float" office:value="4" calcext:value-type="float">
            <text:p>4 pont</text:p>
          </table:table-cell>
          <table:table-cell table:style-name="ce17"/>
          <table:table-cell table:style-name="ce27" table:formula="of:=SUM([.E25:.E28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 pt-os betűmére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25]*[.C2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gb(100,25,50) színű, 1pt-os alsó szegély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26]*[.C2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bbra igazított és jobbról behúzott (7 cm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27]*[.C27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sak bekezdés utáni térköz van – 0,1 cm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28]*[.C28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Címsor 3 stílus</text:p>
          </table:table-cell>
          <table:table-cell table:style-name="ce17"/>
          <table:table-cell table:style-name="ce17" table:formula="of:=SUM([.C30:.C31])" office:value-type="float" office:value="2" calcext:value-type="float">
            <text:p>2 pont</text:p>
          </table:table-cell>
          <table:table-cell table:style-name="ce17"/>
          <table:table-cell table:style-name="ce27" table:formula="of:=SUM([.E30:.E31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pt-os betűmére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0]*[.C3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lra igazított, előtte 2 cm térköz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1]*[.C3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Kezdőlap kialakítása</text:p>
          </table:table-cell>
          <table:table-cell table:style-name="ce17"/>
          <table:table-cell table:style-name="ce17" table:formula="of:=SUM([.C33:.C44])" office:value-type="float" office:value="12" calcext:value-type="float">
            <text:p>12 pont</text:p>
          </table:table-cell>
          <table:table-cell table:style-name="ce17"/>
          <table:table-cell table:style-name="ce27" table:formula="of:=SUM([.E33:.E44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z első (üres) bekezdés térközét 6 cm-re állított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3]*[.C3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Létrehozta a 2x2-es, szedéstükör szélességű táblázatot, benne cellánként egy-egy szóval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4]*[.C3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rmagasság 5 cm; szegély rgb(100,25,50) színű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5]*[.C3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ellák háttérszíne felváltva barna és bézs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6]*[.C3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ellák betűszíne felváltva bézs és barn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7]*[.C37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ellák belső margója 3 mm-es.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8]*[.C38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ellák szövegei 32pt-osak és félkövérek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39]*[.C3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betűtípus két cellában a címsorokkal egyező, másik két cellában kézírást utánzó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0]*[.C4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vízszintes igazítás soronként helyes (balra, majd jobbra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1]*[.C4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üggőleges igazítás oszloponként helyes (felülre, majd alulra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2]*[.C42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z oldalnak vöröses-barna, vastag szegélye van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3]*[.C4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szegély a táblázat szegélyéhez ér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4]*[.C4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Élőláb kialakítása</text:p>
          </table:table-cell>
          <table:table-cell table:style-name="ce17"/>
          <table:table-cell table:style-name="ce17" table:formula="of:=SUM([.C46:.C51])" office:value-type="float" office:value="6" calcext:value-type="float">
            <text:p>6 pont</text:p>
          </table:table-cell>
          <table:table-cell table:style-name="ce17"/>
          <table:table-cell table:style-name="ce27" table:formula="of:=SUM([.E46:.E51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z első oldal kivételével minden oldalon van élőláb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6]*[.C4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z élőlábba beszúrt egy szegély nélküli, bézs színű téglalapo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7]*[.C47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téglalap mérete 6,7 cm x 18 cm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8]*[.C48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téglalap az oldal alsó széléhez és vízszintesen középre igazodik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49]*[.C4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szúrta az oldalszámot középre igazítva (a jobboldali behúzást eltávolította, ha kell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50]*[.C5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ékony, bordó szegélyt húzott az élőláb felet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51]*[.C5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Élőfej elkészítése</text:p>
          </table:table-cell>
          <table:table-cell table:style-name="ce17"/>
          <table:table-cell table:style-name="ce17" table:formula="of:=SUM([.C53:.C56])" office:value-type="float" office:value="4" calcext:value-type="float">
            <text:p>4 pont</text:p>
          </table:table-cell>
          <table:table-cell table:style-name="ce17"/>
          <table:table-cell table:style-name="ce27" table:formula="of:=SUM([.E53:.E56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z első oldal kivételével minden oldalon van élőfej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53]*[.C5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z élőfejbe beszúrt egy szegély nélküli, bordó színű téglalapo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54]*[.C5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téglalap mérete 6,7 cm x 18 cm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55]*[.C5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téglalap az oldal felső széléhez és a jobb margóhoz igazodik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56]*[.C5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Első bekezdések stílusa (Idézet)</text:p>
          </table:table-cell>
          <table:table-cell table:style-name="ce17"/>
          <table:table-cell table:style-name="ce17" table:formula="of:=SUM([.C58:.C61])" office:value-type="float" office:value="4" calcext:value-type="float">
            <text:p>4 pont</text:p>
          </table:table-cell>
          <table:table-cell table:style-name="ce17"/>
          <table:table-cell table:style-name="ce27" table:formula="of:=SUM([.E58:.E61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szöveg dől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58]*[.C58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szöveg középre zár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59]*[.C5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lról 10,5 cm, jobbról 0,2 cm behúzású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60]*[.C6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szöveg színe bézs, rgb(230,210,190) 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61]*[.C6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 képvers formázása</text:p>
          </table:table-cell>
          <table:table-cell table:style-name="ce17"/>
          <table:table-cell table:style-name="ce17" table:formula="of:=SUM([.C63:.C65])" office:value-type="float" office:value="3" calcext:value-type="float">
            <text:p>3 pont</text:p>
          </table:table-cell>
          <table:table-cell table:style-name="ce17"/>
          <table:table-cell table:style-name="ce27" table:formula="of:=SUM([.E63:.E65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vers szövegét monospace betűkkel formázt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63]*[.C6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szöveget balra igazította, betűméretet csökkentette (ha szükséges volt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64]*[.C6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iztosította, hogy a vers egésze egy oldalra kerüljön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65]*[.C6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Összesen</text:p>
          </table:table-cell>
          <table:table-cell table:style-name="ce18"/>
          <table:table-cell table:style-name="ce18" table:formula="of:=ROUND(SUM([.D5:.D65])/2;0)" office:value-type="float" office:value="25" calcext:value-type="float">
            <text:p>25 pont</text:p>
          </table:table-cell>
          <table:table-cell table:style-name="ce18"/>
          <table:table-cell table:style-name="ce28" table:formula="of:=SUM([.F4:.F56])" office:value-type="float" office:value="0" calcext:value-type="float">
            <text:p>0 pont</text:p>
          </table:table-cell>
          <table:table-cell table:style-name="ce2" office:value-type="string" calcext:value-type="string">
            <text:p>Arányosított pontszám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25" table:number-columns-repeated="2"/>
          <table:table-cell table:number-columns-repeated="5"/>
        </table:table-row>
        <table:table-row table:style-name="ro3">
          <table:table-cell table:style-name="ce3" office:value-type="string" calcext:value-type="string">
            <text:p><text:s/>2. Mobiltechnológia</text:p>
          </table:table-cell>
          <table:table-cell/>
          <table:table-cell table:style-name="ce16" table:number-columns-repeated="2"/>
          <table:table-cell table:style-name="ce25" table:number-columns-repeated="2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 képek betöltése</text:p>
          </table:table-cell>
          <table:table-cell table:style-name="ce17"/>
          <table:table-cell table:style-name="ce17" table:formula="of:=SUM([.C70:.C71])" office:value-type="float" office:value="2" calcext:value-type="float">
            <text:p>2 pont</text:p>
          </table:table-cell>
          <table:table-cell table:style-name="ce17"/>
          <table:table-cell table:style-name="ce27" table:formula="of:=SUM([.E70:.E71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pipacs.jpg képet külön rétegre betöltötte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70]*[.C7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mobil.png képet külön rétegre betöltötte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71]*[.C7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 mobiltelefon kép elhelyezése</text:p>
          </table:table-cell>
          <table:table-cell table:style-name="ce17"/>
          <table:table-cell table:style-name="ce17" table:formula="of:=SUM([.C73:.C74])" office:value-type="float" office:value="2" calcext:value-type="float">
            <text:p>2 pont</text:p>
          </table:table-cell>
          <table:table-cell table:style-name="ce17"/>
          <table:table-cell table:style-name="ce27" table:formula="of:=SUM([.E73:.E74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képet megfelelő méretre nagyított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73]*[.C7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képet a jobb alsó sarokba elhelyezte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74]*[.C7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 kijelző színes képének kialakítása</text:p>
          </table:table-cell>
          <table:table-cell table:style-name="ce17"/>
          <table:table-cell table:style-name="ce17" table:formula="of:=SUM([.C76:.C77])" office:value-type="float" office:value="2" calcext:value-type="float">
            <text:p>2 pont</text:p>
          </table:table-cell>
          <table:table-cell table:style-name="ce17"/>
          <table:table-cell table:style-name="ce27" table:formula="of:=SUM([.E76:.E77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megfelelő méretű kijelölést elkészítette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76]*[.C7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képrészletet új rétegre átmásolt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77]*[.C77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Háttér kialakítása</text:p>
          </table:table-cell>
          <table:table-cell table:style-name="ce17"/>
          <table:table-cell table:style-name="ce17" table:formula="of:=SUM([.C79:.C82])" office:value-type="float" office:value="4" calcext:value-type="float">
            <text:p>4 pont</text:p>
          </table:table-cell>
          <table:table-cell table:style-name="ce17"/>
          <table:table-cell table:style-name="ce27" table:formula="of:=SUM([.E79:.E82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pipacs réteget megduplázt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79]*[.C7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első réteget szürke árnyalatossá tette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80]*[.C8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réteghez rétegmaszkot rendel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81]*[.C8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rétegmaszkon sugaras színátmenetet készítet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82]*[.C82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 „Mobiltechnika” felírat lekészítése</text:p>
          </table:table-cell>
          <table:table-cell table:style-name="ce17"/>
          <table:table-cell table:style-name="ce17" table:formula="of:=SUM([.C84:.C88])" office:value-type="float" office:value="5" calcext:value-type="float">
            <text:p>5 pont</text:p>
          </table:table-cell>
          <table:table-cell table:style-name="ce17"/>
          <table:table-cell table:style-name="ce27" table:formula="of:=SUM([.E84:.E88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ülön rétegre felvette a felirato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84]*[.C8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elirat piros, 160px méretű és félkövér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85]*[.C8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elirat rétegét a mobiltelefon alá helyezte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86]*[.C8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eliratot a megfelelő pozícióba mozgatt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87]*[.C87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kijelző alatti részt szürkévé tette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88]*[.C88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z „ablak a világra” felirat kialakítása</text:p>
          </table:table-cell>
          <table:table-cell table:style-name="ce17"/>
          <table:table-cell table:style-name="ce17" table:formula="of:=SUM([.C90:.C92])" office:value-type="float" office:value="3" calcext:value-type="float">
            <text:p>3 pont</text:p>
          </table:table-cell>
          <table:table-cell table:style-name="ce17"/>
          <table:table-cell table:style-name="ce27" table:formula="of:=SUM([.E90:.E92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ülön rétegre felvette a felirato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90]*[.C9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elirat piros, 160px méretű és félkövér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91]*[.C9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eliratot a perspektíva eszközzel átalakított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92]*[.C92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Mentés és export</text:p>
          </table:table-cell>
          <table:table-cell table:style-name="ce17"/>
          <table:table-cell table:style-name="ce17" table:formula="of:=SUM([.C94:.C95])" office:value-type="float" office:value="2" calcext:value-type="float">
            <text:p>2 pont</text:p>
          </table:table-cell>
          <table:table-cell table:style-name="ce17"/>
          <table:table-cell table:style-name="ce27" table:formula="of:=SUM([.E94:.E95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kész képet elmentette saját formátumában mobiltech néven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94]*[.C9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képet exportálta jpg és png formátumban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95]*[.C9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Összesen</text:p>
          </table:table-cell>
          <table:table-cell table:style-name="ce18"/>
          <table:table-cell table:style-name="ce18" table:formula="of:=SUM([.D68:.D95])" office:value-type="float" office:value="20" calcext:value-type="float">
            <text:p>20 pont</text:p>
          </table:table-cell>
          <table:table-cell table:style-name="ce18"/>
          <table:table-cell table:style-name="ce28" table:formula="of:=SUM([.F68:.F82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25" table:number-columns-repeated="2"/>
          <table:table-cell table:number-columns-repeated="5"/>
        </table:table-row>
        <table:table-row table:style-name="ro3">
          <table:table-cell table:style-name="ce3" office:value-type="string" calcext:value-type="string">
            <text:p>3. Dobókocka</text:p>
          </table:table-cell>
          <table:table-cell/>
          <table:table-cell table:style-name="ce16" table:number-columns-repeated="2"/>
          <table:table-cell table:style-name="ce25" table:number-columns-repeated="2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Elmentette a dobokocka nevű munkafüzetet, benne a négy munkalappal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99]*[.A99]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 középső táblázat (B32:O55) kitöltése</text:p>
          </table:table-cell>
          <table:table-cell table:style-name="ce17"/>
          <table:table-cell table:style-name="ce17" table:formula="of:=SUM([.C101:.C103])" office:value-type="float" office:value="3" calcext:value-type="float">
            <text:p>3 pont</text:p>
          </table:table-cell>
          <table:table-cell table:style-name="ce17"/>
          <table:table-cell table:style-name="ce27" table:formula="of:=SUM([.E101:.E103])" office:value-type="float" office:value="0" calcext:value-type="float">
            <text:p>0 pont</text:p>
          </table:table-cell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dobott számokat összegadta.</text:p>
            <text:p>B31: =B2+C2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01]*[.C10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gy-egy dobásról eldöntötte, hogy két egyforma-e.</text:p>
            <text:p>C31: =HA(B2=C2;1;0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02]*[.C102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képletet minden cellába átmásolta (és a formázást nem rontotta el közben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03]*[.C10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57-58. sor tartalma</text:p>
          </table:table-cell>
          <table:table-cell table:style-name="ce17"/>
          <table:table-cell table:style-name="ce17" table:formula="of:=SUM([.C105:.C106])" office:value-type="float" office:value="2" calcext:value-type="float">
            <text:p>2 pont</text:p>
          </table:table-cell>
          <table:table-cell table:style-name="ce17"/>
          <table:table-cell table:style-name="ce27" table:formula="of:=SUM([.E105:.E106])" office:value-type="float" office:value="0" calcext:value-type="float">
            <text:p>0 pont</text:p>
          </table:table-cell>
          <table:table-cell table:number-columns-repeated="5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szesítette a dupla (két egyforma) dobások számát oszloponként.</text:p>
            <text:p>C57: =SZUM(C31:C55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05]*[.C10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Kiszámolta a dobásösszegek átlagát.</text:p>
            <text:p>B58: =ÁTLAG(B31:B55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06]*[.C10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z alsó táblázat (B61:O71) kitöltése</text:p>
          </table:table-cell>
          <table:table-cell table:style-name="ce17"/>
          <table:table-cell table:style-name="ce17" table:formula="of:=SUM([.C108:.C111])" office:value-type="float" office:value="4" calcext:value-type="float">
            <text:p>4 pont</text:p>
          </table:table-cell>
          <table:table-cell table:style-name="ce17"/>
          <table:table-cell table:style-name="ce27" table:formula="of:=SUM([.E108:.E111])" office:value-type="float" office:value="0" calcext:value-type="float">
            <text:p>0 pont</text:p>
          </table:table-cell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sárga oszlopokban kiszámolta a dobott pontösszegek előfordulási gyakoriságát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08]*[.C108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képlet másolható</text:p>
            <text:p>B61: =DARABTELI(B$31:B$55;$A61)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09]*[.C109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szomszédos cellában kiszámolta a relatív gyakoriságot is.</text:p>
            <text:p>C61: =B61/25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10]*[.C110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képletet átmásolta az összes cellába és a formázást nem rontotta el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11]*[.C111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A P61:P71 tartományban megjelenítette a relatív gyakoriságok átlagát.</text:p>
            <text:p>P61: =ÁTLAG(C61;E61;G61;I61;K61;M61;O61)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12]*[.A112]" office:value-type="float" office:value="0" calcext:value-type="float">
            <text:p>0 pont</text:p>
          </table:table-cell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A módosításokat mindhárom munkalapra (valós, álvéletlen, dinamikus) elvégezte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13]*[.A113]" office:value-type="float" office:value="0" calcext:value-type="float">
            <text:p>0 pont</text:p>
          </table:table-cell>
          <table:table-cell table:number-columns-repeated="5"/>
        </table:table-row>
        <table:table-row table:style-name="ro4">
          <table:table-cell/>
          <table:table-cell table:style-name="ce37" office:value-type="string" calcext:value-type="string">
            <text:p>összesítés munkalap: Dobott értékek relatív gyakorisága munkalaponként</text:p>
          </table:table-cell>
          <table:table-cell table:style-name="ce17"/>
          <table:table-cell table:style-name="ce17" table:formula="of:=SUM([.C115:.C120])" office:value-type="float" office:value="6" calcext:value-type="float">
            <text:p>6 pont</text:p>
          </table:table-cell>
          <table:table-cell table:style-name="ce17"/>
          <table:table-cell table:style-name="ce27" table:formula="of:=SUM([.E115:.E120])" office:value-type="float" office:value="0" calcext:value-type="float">
            <text:p>0 pont</text:p>
          </table:table-cell>
          <table:table-cell table:number-columns-repeated="5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 B3:D8 tartományban oszloponként egy-egy munkalapra kiszámolta az egyes értékek előfordulásának relatív gyakoriságá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15]*[.C11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képlet oszloponként másolható.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16]*[.C116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 relatív gyakoriságot négy tizedesre kerekítette.</text:p>
            <text:p>B3: =KEREKÍTÉS(DARABTELI(valós.$B$2:$O$26;$A3)/350; 4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17]*[.C117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 B9:D9 cellákba meghatározta munkalaponként a legtöbbször dobott értéket.</text:p>
            <text:p>B9: =HOL.VAN(MAX(B3:B8); B3:B8; 0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18]*[.C118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B10:D10 cellákba meghatározta munkalaponként a legkevesebbszer dobott értéket.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19]*[.C11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képletek másolhatók</text:p>
            <text:p>B10: =HOL.VAN(MIN(B$3:B$8); B$3:B$8; 0)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20]*[.C12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Formai beállítások</text:p>
          </table:table-cell>
          <table:table-cell table:style-name="ce17"/>
          <table:table-cell table:style-name="ce17" table:formula="of:=SUM([.C122:.C128])" office:value-type="float" office:value="7" calcext:value-type="float">
            <text:p>7 pont</text:p>
          </table:table-cell>
          <table:table-cell table:style-name="ce17"/>
          <table:table-cell table:style-name="ce27" table:formula="of:=SUM([.E122:.E128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zámított cellák dőltek és színezettek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22]*[.C122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ím mezők félkövérek, a szükséges helyeken összevontak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23]*[.C123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ellákat kétféle szürke színnel a minta szerint kitöltötte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24]*[.C124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ellákat a minta szerint szegélyezte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25]*[.C125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ellák tartalmának vízszintes és függőleges igazítása helyes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26]*[.C126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számformátumok a mintának megfelelőek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27]*[.C127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cellaméretezés és az első sor szövegeinek tördelése helyes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28]*[.C128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Összesen</text:p>
          </table:table-cell>
          <table:table-cell table:style-name="ce18"/>
          <table:table-cell table:style-name="ce18" table:formula="of:=SUM([.D98:.D128])" office:value-type="float" office:value="25" calcext:value-type="float">
            <text:p>25 pont</text:p>
          </table:table-cell>
          <table:table-cell table:style-name="ce18"/>
          <table:table-cell table:style-name="ce28" table:formula="of:=SUM([.F98:.F128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/>
          <table:table-cell/>
          <table:table-cell table:style-name="ce26" table:number-columns-repeated="2"/>
          <table:table-cell table:number-columns-repeated="5"/>
        </table:table-row>
        <table:table-row table:style-name="ro3">
          <table:table-cell table:style-name="ce3" office:value-type="string" calcext:value-type="string">
            <text:p>4. Magyar együttesek</text:p>
          </table:table-cell>
          <table:table-cell/>
          <table:table-cell table:style-name="ce16" table:number-columns-repeated="2"/>
          <table:table-cell table:style-name="ce26" table:number-columns-repeated="2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z adatbázis létrehozása</text:p>
          </table:table-cell>
          <table:table-cell table:style-name="ce17"/>
          <table:table-cell table:style-name="ce17" table:formula="of:=SUM([.C133:.C134])" office:value-type="float" office:value="2" calcext:value-type="float">
            <text:p>2 pont</text:p>
          </table:table-cell>
          <table:table-cell table:style-name="ce17"/>
          <table:table-cell table:style-name="ce27" table:formula="of:=SUM([.E133:.E134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zenekarok adatbázis létezik, az importálás megtörtén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33]*[.C13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mezők megfelelő típusúak, a megfelelő mezőket kulcsként beállította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34]*[.C13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<text:span text:style-name="T1">2gitar</text:span> lekérdezés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35]*[.A135]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űrés a szerep mezőre (LIKE „*gitár*”)</text:p>
          </table:table-cell>
          <table:table-cell table:style-name="ce16" table:number-columns-repeated="2"/>
          <table:table-cell table:style-name="ce26" table:number-columns-repeated="2"/>
          <table:table-cell table:number-columns-repeated="5"/>
        </table:table-row>
        <table:table-row table:style-name="ro4">
          <table:table-cell/>
          <table:table-cell table:style-name="ce9" office:value-type="string" calcext:value-type="string">
            <text:p>SELECT nev FROM zeneszek <text:s text:c="15"/>WHERE szerep LIKE „*gitár*”;</text:p>
          </table:table-cell>
          <table:table-cell table:style-name="ce16" table:number-columns-repeated="2"/>
          <table:table-cell table:style-name="ce26" table:number-columns-repeated="2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<text:span text:style-name="T1">3letszam</text:span> lekérdezés</text:p>
          </table:table-cell>
          <table:table-cell table:style-name="ce17"/>
          <table:table-cell table:style-name="ce17" table:formula="of:=SUM([.C139:.C140])" office:value-type="float" office:value="2" calcext:value-type="float">
            <text:p>2 pont</text:p>
          </table:table-cell>
          <table:table-cell table:style-name="ce17"/>
          <table:table-cell table:style-name="ce27" table:formula="of:=SUM([.E139:.E140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két tábla szerepel, helyes kapcsolattal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39]*[.C13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Csoportosít az együttes neve szerint és COUNT függvényt használ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40]*[.C14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6">
          <table:table-cell/>
          <table:table-cell table:style-name="ce40" office:value-type="string" calcext:value-type="string">
            <text:p>SELECT egyuttesek.nev, COUNT(zeneszek.nev) </text:p>
            <text:p>FROM egyuttesek INNER JOIN zeneszek </text:p>
            <text:p>ON egyuttesek.ekod=zeneszek.ekod </text:p>
            <text:p>GROUP BY egyuttesek.nev;</text:p>
          </table:table-cell>
          <table:table-cell table:style-name="ce16" table:number-columns-repeated="2"/>
          <table:table-cell table:style-name="ce25" table:number-columns-repeated="2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<text:span text:style-name="T1">4enekes</text:span> lekérdezés</text:p>
          </table:table-cell>
          <table:table-cell table:style-name="ce17"/>
          <table:table-cell table:style-name="ce17" table:formula="of:=SUM([.C143:.C145])" office:value-type="float" office:value="3" calcext:value-type="float">
            <text:p>3 pont</text:p>
          </table:table-cell>
          <table:table-cell table:style-name="ce17"/>
          <table:table-cell table:style-name="ce27" table:formula="of:=SUM([.E143:.E145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ét táblát kapcsol és együttes szerint csoportosí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43]*[.C143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zűr az ének szerepre (LIKE „*ének*”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44]*[.C144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 szerint rendez és csak az első sort írja ki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45]*[.C145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7">
          <table:table-cell/>
          <table:table-cell table:style-name="ce9" office:value-type="string" calcext:value-type="string">
            <text:p>SELECT TOP 1 egyuttesek.nev FROM egyuttesek INNER JOIN zeneszek </text:p>
            <text:p>ON egyuttesek.ekod=zeneszek.ekod  </text:p>
            <text:p>WHERE szerep LIKE „*ének*” </text:p>
            <text:p>GROUP BY egyuttesek.nev </text:p>
            <text:p>ORDER BY COUNT(*) DESC;</text:p>
          </table:table-cell>
          <table:table-cell table:style-name="ce16" table:number-columns-repeated="2"/>
          <table:table-cell table:style-name="ce26" table:number-columns-repeated="2"/>
          <table:table-cell table:style-name="ce58"/>
          <table:table-cell/>
          <table:table-cell table:style-name="ce59" table:number-columns-repeated="3"/>
        </table:table-row>
        <table:table-row table:style-name="ro1">
          <table:table-cell/>
          <table:table-cell table:style-name="ce37" office:value-type="string" calcext:value-type="string">
            <text:p><text:span text:style-name="T1">5tagok</text:span> lekérdezés</text:p>
          </table:table-cell>
          <table:table-cell table:style-name="ce17"/>
          <table:table-cell table:style-name="ce17" table:formula="of:=SUM([.C148:.C151])" office:value-type="float" office:value="4" calcext:value-type="float">
            <text:p>4 pont</text:p>
          </table:table-cell>
          <table:table-cell table:style-name="ce17"/>
          <table:table-cell table:style-name="ce27" table:formula="of:=SUM([.E148:.E151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ét táblát használ, helyes kapcsolattal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48]*[.C148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egédlekérdezést vagy allekérdezést használ feltételként vagy kapcsolattal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49]*[.C149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z al- vagy segédlekérdezésben meghatározza a legkorábban alakult együtes nevét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50]*[.C150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zenészek neve szerint rendez</text:p>
          </table:table-cell>
          <table:table-cell table:style-name="ce16" office:value-type="float" office:value="1" calcext:value-type="float">
            <text:p>1 pont</text:p>
          </table:table-cell>
          <table:table-cell table:style-name="ce16"/>
          <table:table-cell table:style-name="ce25" table:formula="of:=[.A151]*[.C151]" office:value-type="float" office:value="0" calcext:value-type="float">
            <text:p>0 pont</text:p>
          </table:table-cell>
          <table:table-cell table:style-name="ce25"/>
          <table:table-cell table:number-columns-repeated="5"/>
        </table:table-row>
        <table:table-row table:style-name="ro7">
          <table:table-cell/>
          <table:table-cell table:style-name="ce9" office:value-type="string" calcext:value-type="string">
            <text:p>SELECT zeneszek.nev, szerep </text:p>
            <text:p>FROM zeneszek </text:p>
            <text:p>WHERE zeneszek.ekod=(</text:p>
            <text:p>         SELECT TOP 1 ekod FROM egyuttesek</text:p>
            <text:p>         ORDER BY ev </text:p>
            <text:p>) ORDER BY zeneszek.nev; </text:p>
          </table:table-cell>
          <table:table-cell table:style-name="ce16" table:number-columns-repeated="2"/>
          <table:table-cell/>
          <table:table-cell table:style-name="ce26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<text:span text:style-name="T1">6egyuttes</text:span> lekérdezés</text:p>
          </table:table-cell>
          <table:table-cell table:style-name="ce17"/>
          <table:table-cell table:style-name="ce17" table:formula="of:=SUM([.C154:.C156])" office:value-type="float" office:value="3" calcext:value-type="float">
            <text:p>3 pont</text:p>
          </table:table-cell>
          <table:table-cell table:style-name="ce17"/>
          <table:table-cell table:style-name="ce27" table:formula="of:=SUM([.E154:.E156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ét táblát használ, helyes kapcsolattal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54]*[.C154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zűr az elhunytakra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55]*[.C155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den együttest csak egyszer jelenít meg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56]*[.C156]" office:value-type="float" office:value="0" calcext:value-type="float">
            <text:p>0 pont</text:p>
          </table:table-cell>
          <table:table-cell table:style-name="ce26"/>
          <table:table-cell table:number-columns-repeated="5"/>
        </table:table-row>
        <table:table-row table:style-name="ro5">
          <table:table-cell/>
          <table:table-cell table:style-name="ce9" office:value-type="string" calcext:value-type="string">
            <text:p>SELECT DISTINCT egyuttesek.nev FROM egyuttesek, zeneszek WHERE egyuttesek.ekod = zeneszek.ekod AND haldt IS NOT NULL;</text:p>
          </table:table-cell>
          <table:table-cell table:style-name="ce16"/>
          <table:table-cell/>
          <table:table-cell table:style-name="ce25"/>
          <table:table-cell table:style-name="ce26"/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Összesen</text:p>
          </table:table-cell>
          <table:table-cell table:style-name="ce18"/>
          <table:table-cell table:style-name="ce18" table:formula="of:=SUM([.D131:.D157])" office:value-type="float" office:value="15" calcext:value-type="float">
            <text:p>15 pont</text:p>
          </table:table-cell>
          <table:table-cell table:style-name="ce18"/>
          <table:table-cell table:style-name="ce28" table:formula="of:=SUM([.F131:.F157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3">
          <table:table-cell table:style-name="ce3" office:value-type="string" calcext:value-type="string">
            <text:p>5. Számoló</text:p>
          </table:table-cell>
          <table:table-cell/>
          <table:table-cell table:style-name="ce16" table:number-columns-repeated="2"/>
          <table:table-cell table:style-name="ce26" table:number-columns-repeated="2"/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Létezik a szintaktikai hibát nem tartalmazó szamolo nevű program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61]*[.A161]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A választási lehetőségeket kiírja a képernyőre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62]*[.A162]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A felhasználó választását számként beolvassa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63]*[.A163]" office:value-type="float" office:value="0" calcext:value-type="float">
            <text:p>0 pont</text:p>
          </table:table-cell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A db és az ok nevű, számtípusú, nulla kezdőértékű számlálókat létrehozta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64]*[.A164]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Feltételes ciklust hozott létre ok&lt;5 feltétellel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65]*[.A165]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A ciklusmag utasításai</text:p>
          </table:table-cell>
          <table:table-cell table:style-name="ce17"/>
          <table:table-cell table:style-name="ce17" table:formula="of:=SUM([.C167:.C175])" office:value-type="float" office:value="9" calcext:value-type="float">
            <text:p>9 pont</text:p>
          </table:table-cell>
          <table:table-cell table:style-name="ce17"/>
          <table:table-cell table:style-name="ce27" table:formula="of:=SUM([.E167:.E175])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db változót növelte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67]*[.C167]" office:value-type="float" office:value="0" calcext:value-type="float">
            <text:p>0 po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nerált két 1 és 10 közötti egész számot a és b változókba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68]*[.C168]" office:value-type="float" office:value="0" calcext:value-type="float">
            <text:p>0 po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választott művelet szerint elágazást készített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69]*[.C169]" office:value-type="float" office:value="0" calcext:value-type="float">
            <text:p>0 pont</text:p>
          </table:table-cell>
          <table:table-cell table:number-columns-repeated="6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megfelelő műveletet kiírta a képernyőre mindhárom választás esetén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70]*[.C170]" office:value-type="float" office:value="0" calcext:value-type="float">
            <text:p>0 pont</text:p>
          </table:table-cell>
          <table:table-cell table:number-columns-repeated="6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z elvégzendő művelet eredményét mindhárom esetben kiszámolta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71]*[.C171]" office:value-type="float" office:value="0" calcext:value-type="float">
            <text:p>0 po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elhasználó eredményét beolvasta a c nevű változóba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72]*[.C172]" office:value-type="float" office:value="0" calcext:value-type="float">
            <text:p>0 po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ágazást készített a válasz helyessége szerint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73]*[.C173]" office:value-type="float" office:value="0" calcext:value-type="float">
            <text:p>0 po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lyes megoldás esetén növeli az ok változó értékét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74]*[.C174]" office:value-type="float" office:value="0" calcext:value-type="float">
            <text:p>0 po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ól tájékoztatja a felhasználót válasza helyességéről</text:p>
          </table:table-cell>
          <table:table-cell table:style-name="ce16" office:value-type="float" office:value="1" calcext:value-type="float">
            <text:p>1 pont</text:p>
          </table:table-cell>
          <table:table-cell/>
          <table:table-cell table:style-name="ce25" table:formula="of:=[.A175]*[.C175]" office:value-type="float" office:value="0" calcext:value-type="float">
            <text:p>0 po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5 helyes válasz után gratuláló szöveget ír ki a képernyőre</text:p>
          </table:table-cell>
          <table:table-cell table:style-name="ce17"/>
          <table:table-cell table:style-name="ce17" office:value-type="float" office:value="1" calcext:value-type="float">
            <text:p>1 pont</text:p>
          </table:table-cell>
          <table:table-cell table:style-name="ce17"/>
          <table:table-cell table:style-name="ce27" table:formula="of:=[.D176]*[.A176]" office:value-type="float" office:value="0" calcext:value-type="float">
            <text:p>0 pont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Összesen</text:p>
          </table:table-cell>
          <table:table-cell table:style-name="ce18"/>
          <table:table-cell table:style-name="ce18" table:formula="of:=SUM([.D161:.D176])" office:value-type="float" office:value="15" calcext:value-type="float">
            <text:p>15 pont</text:p>
          </table:table-cell>
          <table:table-cell table:style-name="ce18"/>
          <table:table-cell table:style-name="ce28" table:formula="of:=SUM([.F161:.F176])" office:value-type="float" office:value="0" calcext:value-type="float">
            <text:p>0 pon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Digitális kultúra - középszint - értékelőlap</text:p>
          </table:table-cell>
          <table:table-cell table:style-name="ce10"/>
          <table:table-cell table:style-name="ce19"/>
          <table:table-cell table:style-name="ce23" table:formula="of:=[.$B$2]" office:value-type="string" office:string-value="vizsgázó neve" calcext:value-type="string">
            <text:p>vizsgázó neve</text:p>
          </table:table-cell>
          <table:table-cell table:number-columns-repeated="7"/>
        </table:table-row>
        <table:table-row table:style-name="ro3">
          <table:table-cell table:style-name="ce5" table:formula="of:=INDIRECT(&quot;A&quot;&amp;[.H181])" office:value-type="string" office:string-value="" calcext:value-type="error">
            <text:p>#HIV!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ce11" table:formula="of:=INDIRECT(&quot;B&quot;&amp;[.H182])" office:value-type="string" office:string-value="" calcext:value-type="error">
            <text:p>#HIV!</text:p>
          </table:table-cell>
          <table:table-cell table:style-name="ce20" table:formula="of:=INDIRECT(&quot;D&quot;&amp;[.H182])" office:value-type="string" office:string-value="" calcext:value-type="error">
            <text:p>#HIV!</text:p>
          </table:table-cell>
          <table:table-cell table:style-name="ce24" table:formula="of:=INDIRECT(&quot;F&quot;&amp;[.H182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83])" office:value-type="string" office:string-value="" calcext:value-type="error">
            <text:p>#HIV!</text:p>
          </table:table-cell>
          <table:table-cell table:style-name="ce20" table:formula="of:=INDIRECT(&quot;D&quot;&amp;[.H183])" office:value-type="string" office:string-value="" calcext:value-type="error">
            <text:p>#HIV!</text:p>
          </table:table-cell>
          <table:table-cell table:style-name="ce24" table:formula="of:=INDIRECT(&quot;F&quot;&amp;[.H183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84])" office:value-type="string" office:string-value="" calcext:value-type="error">
            <text:p>#HIV!</text:p>
          </table:table-cell>
          <table:table-cell table:style-name="ce20" table:formula="of:=INDIRECT(&quot;D&quot;&amp;[.H184])" office:value-type="string" office:string-value="" calcext:value-type="error">
            <text:p>#HIV!</text:p>
          </table:table-cell>
          <table:table-cell table:style-name="ce24" table:formula="of:=INDIRECT(&quot;F&quot;&amp;[.H184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85])" office:value-type="string" office:string-value="" calcext:value-type="error">
            <text:p>#HIV!</text:p>
          </table:table-cell>
          <table:table-cell table:style-name="ce20" table:formula="of:=INDIRECT(&quot;D&quot;&amp;[.H185])" office:value-type="string" office:string-value="" calcext:value-type="error">
            <text:p>#HIV!</text:p>
          </table:table-cell>
          <table:table-cell table:style-name="ce24" table:formula="of:=INDIRECT(&quot;F&quot;&amp;[.H185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86])" office:value-type="string" office:string-value="" calcext:value-type="error">
            <text:p>#HIV!</text:p>
          </table:table-cell>
          <table:table-cell table:style-name="ce20" table:formula="of:=INDIRECT(&quot;D&quot;&amp;[.H186])" office:value-type="string" office:string-value="" calcext:value-type="error">
            <text:p>#HIV!</text:p>
          </table:table-cell>
          <table:table-cell table:style-name="ce24" table:formula="of:=INDIRECT(&quot;F&quot;&amp;[.H186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87])" office:value-type="string" office:string-value="" calcext:value-type="error">
            <text:p>#HIV!</text:p>
          </table:table-cell>
          <table:table-cell table:style-name="ce20" table:formula="of:=INDIRECT(&quot;D&quot;&amp;[.H187])" office:value-type="string" office:string-value="" calcext:value-type="error">
            <text:p>#HIV!</text:p>
          </table:table-cell>
          <table:table-cell table:style-name="ce24" table:formula="of:=INDIRECT(&quot;F&quot;&amp;[.H187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88])" office:value-type="string" office:string-value="" calcext:value-type="error">
            <text:p>#HIV!</text:p>
          </table:table-cell>
          <table:table-cell table:style-name="ce20" table:formula="of:=INDIRECT(&quot;D&quot;&amp;[.H188])" office:value-type="string" office:string-value="" calcext:value-type="error">
            <text:p>#HIV!</text:p>
          </table:table-cell>
          <table:table-cell table:style-name="ce24" table:formula="of:=INDIRECT(&quot;F&quot;&amp;[.H188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89])" office:value-type="string" office:string-value="" calcext:value-type="error">
            <text:p>#HIV!</text:p>
          </table:table-cell>
          <table:table-cell table:style-name="ce20" table:formula="of:=INDIRECT(&quot;D&quot;&amp;[.H189])" office:value-type="string" office:string-value="" calcext:value-type="error">
            <text:p>#HIV!</text:p>
          </table:table-cell>
          <table:table-cell table:style-name="ce24" table:formula="of:=INDIRECT(&quot;F&quot;&amp;[.H189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90])" office:value-type="string" office:string-value="" calcext:value-type="error">
            <text:p>#HIV!</text:p>
          </table:table-cell>
          <table:table-cell table:style-name="ce20" table:formula="of:=INDIRECT(&quot;D&quot;&amp;[.H190])" office:value-type="string" office:string-value="" calcext:value-type="error">
            <text:p>#HIV!</text:p>
          </table:table-cell>
          <table:table-cell table:style-name="ce24" table:formula="of:=INDIRECT(&quot;F&quot;&amp;[.H190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91])" office:value-type="string" office:string-value="" calcext:value-type="error">
            <text:p>#HIV!</text:p>
          </table:table-cell>
          <table:table-cell table:style-name="ce20" table:formula="of:=INDIRECT(&quot;D&quot;&amp;[.H191])" office:value-type="string" office:string-value="" calcext:value-type="error">
            <text:p>#HIV!</text:p>
          </table:table-cell>
          <table:table-cell table:style-name="ce24" table:formula="of:=INDIRECT(&quot;F&quot;&amp;[.H191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92])" office:value-type="string" office:string-value="" calcext:value-type="error">
            <text:p>#HIV!</text:p>
          </table:table-cell>
          <table:table-cell table:style-name="ce20" table:formula="of:=INDIRECT(&quot;D&quot;&amp;[.H192])" office:value-type="string" office:string-value="" calcext:value-type="error">
            <text:p>#HIV!</text:p>
          </table:table-cell>
          <table:table-cell table:style-name="ce24" table:formula="of:=INDIRECT(&quot;F&quot;&amp;[.H192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Összesen</text:p>
          </table:table-cell>
          <table:table-cell table:style-name="ce20" table:formula="of:=ROUND(SUM([.C182:.C192])/2; 0)" office:value-type="string" office:string-value="" calcext:value-type="error">
            <text:p>#HIV!</text:p>
          </table:table-cell>
          <table:table-cell table:style-name="ce20" table:formula="of:=ROUND(SUM([.D182:.D192])/2; 0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3">
          <table:table-cell table:style-name="ce5" table:formula="of:=INDIRECT(&quot;A&quot;&amp;[.H194])" office:value-type="string" office:string-value="" calcext:value-type="error">
            <text:p>#HIV!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/>
          <table:table-cell table:style-name="ce11" table:formula="of:=INDIRECT(&quot;B&quot;&amp;[.H195])" office:value-type="string" office:string-value="" calcext:value-type="error">
            <text:p>#HIV!</text:p>
          </table:table-cell>
          <table:table-cell table:style-name="ce20" table:formula="of:=INDIRECT(&quot;D&quot;&amp;[.H195])" office:value-type="string" office:string-value="" calcext:value-type="error">
            <text:p>#HIV!</text:p>
          </table:table-cell>
          <table:table-cell table:style-name="ce24" table:formula="of:=INDIRECT(&quot;F&quot;&amp;[.H195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96])" office:value-type="string" office:string-value="" calcext:value-type="error">
            <text:p>#HIV!</text:p>
          </table:table-cell>
          <table:table-cell table:style-name="ce20" table:formula="of:=INDIRECT(&quot;D&quot;&amp;[.H196])" office:value-type="string" office:string-value="" calcext:value-type="error">
            <text:p>#HIV!</text:p>
          </table:table-cell>
          <table:table-cell table:style-name="ce24" table:formula="of:=INDIRECT(&quot;F&quot;&amp;[.H196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97])" office:value-type="string" office:string-value="" calcext:value-type="error">
            <text:p>#HIV!</text:p>
          </table:table-cell>
          <table:table-cell table:style-name="ce20" table:formula="of:=INDIRECT(&quot;D&quot;&amp;[.H197])" office:value-type="string" office:string-value="" calcext:value-type="error">
            <text:p>#HIV!</text:p>
          </table:table-cell>
          <table:table-cell table:style-name="ce24" table:formula="of:=INDIRECT(&quot;F&quot;&amp;[.H197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98])" office:value-type="string" office:string-value="" calcext:value-type="error">
            <text:p>#HIV!</text:p>
          </table:table-cell>
          <table:table-cell table:style-name="ce20" table:formula="of:=INDIRECT(&quot;D&quot;&amp;[.H198])" office:value-type="string" office:string-value="" calcext:value-type="error">
            <text:p>#HIV!</text:p>
          </table:table-cell>
          <table:table-cell table:style-name="ce24" table:formula="of:=INDIRECT(&quot;F&quot;&amp;[.H198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199])" office:value-type="string" office:string-value="" calcext:value-type="error">
            <text:p>#HIV!</text:p>
          </table:table-cell>
          <table:table-cell table:style-name="ce20" table:formula="of:=INDIRECT(&quot;D&quot;&amp;[.H199])" office:value-type="string" office:string-value="" calcext:value-type="error">
            <text:p>#HIV!</text:p>
          </table:table-cell>
          <table:table-cell table:style-name="ce24" table:formula="of:=INDIRECT(&quot;F&quot;&amp;[.H199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00])" office:value-type="string" office:string-value="" calcext:value-type="error">
            <text:p>#HIV!</text:p>
          </table:table-cell>
          <table:table-cell table:style-name="ce20" table:formula="of:=INDIRECT(&quot;D&quot;&amp;[.H200])" office:value-type="string" office:string-value="" calcext:value-type="error">
            <text:p>#HIV!</text:p>
          </table:table-cell>
          <table:table-cell table:style-name="ce24" table:formula="of:=INDIRECT(&quot;F&quot;&amp;[.H200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01])" office:value-type="string" office:string-value="" calcext:value-type="error">
            <text:p>#HIV!</text:p>
          </table:table-cell>
          <table:table-cell table:style-name="ce20" table:formula="of:=INDIRECT(&quot;D&quot;&amp;[.H201])" office:value-type="string" office:string-value="" calcext:value-type="error">
            <text:p>#HIV!</text:p>
          </table:table-cell>
          <table:table-cell table:style-name="ce24" table:formula="of:=INDIRECT(&quot;F&quot;&amp;[.H201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Összesen</text:p>
          </table:table-cell>
          <table:table-cell table:style-name="ce20" table:formula="of:=SUM([.C195:.C201])" office:value-type="string" office:string-value="" calcext:value-type="error">
            <text:p>#HIV!</text:p>
          </table:table-cell>
          <table:table-cell table:style-name="ce20" table:formula="of:=SUM([.D195:.D201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3">
          <table:table-cell table:style-name="ce5" table:formula="of:=INDIRECT(&quot;A&quot;&amp;[.H203])" office:value-type="string" office:string-value="" calcext:value-type="error">
            <text:p>#HIV!</text:p>
          </table:table-cell>
          <table:table-cell table:style-name="ce12"/>
          <table:table-cell table:style-name="ce20"/>
          <table:table-cell table:style-name="ce24"/>
          <table:table-cell table:number-columns-repeated="7"/>
        </table:table-row>
        <table:table-row table:style-name="ro8">
          <table:table-cell/>
          <table:table-cell table:style-name="ce11" table:formula="of:=INDIRECT(&quot;B&quot;&amp;[.H204])" office:value-type="string" office:string-value="" calcext:value-type="error">
            <text:p>#HIV!</text:p>
          </table:table-cell>
          <table:table-cell table:style-name="ce20" table:formula="of:=INDIRECT(&quot;D&quot;&amp;[.H204])" office:value-type="string" office:string-value="" calcext:value-type="error">
            <text:p>#HIV!</text:p>
          </table:table-cell>
          <table:table-cell table:style-name="ce24" table:formula="of:=INDIRECT(&quot;F&quot;&amp;[.H204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 table:style-name="Default"/>
          <table:table-cell table:style-name="ce11" table:formula="of:=INDIRECT(&quot;B&quot;&amp;[.H205])" office:value-type="string" office:string-value="" calcext:value-type="error">
            <text:p>#HIV!</text:p>
          </table:table-cell>
          <table:table-cell table:style-name="ce20" table:formula="of:=INDIRECT(&quot;D&quot;&amp;[.H205])" office:value-type="string" office:string-value="" calcext:value-type="error">
            <text:p>#HIV!</text:p>
          </table:table-cell>
          <table:table-cell table:style-name="ce24" table:formula="of:=INDIRECT(&quot;F&quot;&amp;[.H205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06])" office:value-type="string" office:string-value="" calcext:value-type="error">
            <text:p>#HIV!</text:p>
          </table:table-cell>
          <table:table-cell table:style-name="ce20" table:formula="of:=INDIRECT(&quot;D&quot;&amp;[.H206])" office:value-type="string" office:string-value="" calcext:value-type="error">
            <text:p>#HIV!</text:p>
          </table:table-cell>
          <table:table-cell table:style-name="ce24" table:formula="of:=INDIRECT(&quot;F&quot;&amp;[.H206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07])" office:value-type="string" office:string-value="" calcext:value-type="error">
            <text:p>#HIV!</text:p>
          </table:table-cell>
          <table:table-cell table:style-name="ce20" table:formula="of:=INDIRECT(&quot;D&quot;&amp;[.H207])" office:value-type="string" office:string-value="" calcext:value-type="error">
            <text:p>#HIV!</text:p>
          </table:table-cell>
          <table:table-cell table:style-name="ce24" table:formula="of:=INDIRECT(&quot;F&quot;&amp;[.H207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08])" office:value-type="string" office:string-value="" calcext:value-type="error">
            <text:p>#HIV!</text:p>
          </table:table-cell>
          <table:table-cell table:style-name="ce20" table:formula="of:=INDIRECT(&quot;D&quot;&amp;[.H208])" office:value-type="string" office:string-value="" calcext:value-type="error">
            <text:p>#HIV!</text:p>
          </table:table-cell>
          <table:table-cell table:style-name="ce24" table:formula="of:=INDIRECT(&quot;F&quot;&amp;[.H208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09])" office:value-type="string" office:string-value="" calcext:value-type="error">
            <text:p>#HIV!</text:p>
          </table:table-cell>
          <table:table-cell table:style-name="ce20" table:formula="of:=INDIRECT(&quot;D&quot;&amp;[.H209])" office:value-type="string" office:string-value="" calcext:value-type="error">
            <text:p>#HIV!</text:p>
          </table:table-cell>
          <table:table-cell table:style-name="ce24" table:formula="of:=INDIRECT(&quot;F&quot;&amp;[.H209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10])" office:value-type="string" office:string-value="" calcext:value-type="error">
            <text:p>#HIV!</text:p>
          </table:table-cell>
          <table:table-cell table:style-name="ce20" table:formula="of:=INDIRECT(&quot;D&quot;&amp;[.H210])" office:value-type="string" office:string-value="" calcext:value-type="error">
            <text:p>#HIV!</text:p>
          </table:table-cell>
          <table:table-cell table:style-name="ce24" table:formula="of:=INDIRECT(&quot;F&quot;&amp;[.H210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11])" office:value-type="string" office:string-value="" calcext:value-type="error">
            <text:p>#HIV!</text:p>
          </table:table-cell>
          <table:table-cell table:style-name="ce20" table:formula="of:=INDIRECT(&quot;D&quot;&amp;[.H211])" office:value-type="string" office:string-value="" calcext:value-type="error">
            <text:p>#HIV!</text:p>
          </table:table-cell>
          <table:table-cell table:style-name="ce24" table:formula="of:=INDIRECT(&quot;F&quot;&amp;[.H211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12])" office:value-type="string" office:string-value="" calcext:value-type="error">
            <text:p>#HIV!</text:p>
          </table:table-cell>
          <table:table-cell table:style-name="ce20" table:formula="of:=INDIRECT(&quot;D&quot;&amp;[.H212])" office:value-type="string" office:string-value="" calcext:value-type="error">
            <text:p>#HIV!</text:p>
          </table:table-cell>
          <table:table-cell table:style-name="ce24" table:formula="of:=INDIRECT(&quot;F&quot;&amp;[.H212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Összesen</text:p>
          </table:table-cell>
          <table:table-cell table:style-name="ce20" table:formula="of:=SUM([.C204:.C212])" office:value-type="string" office:string-value="" calcext:value-type="error">
            <text:p>#HIV!</text:p>
          </table:table-cell>
          <table:table-cell table:style-name="ce20" table:formula="of:=SUM([.D204:.D212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3">
          <table:table-cell table:style-name="ce5" table:formula="of:=INDIRECT(&quot;A&quot;&amp;[.H214])" office:value-type="string" office:string-value="" calcext:value-type="error">
            <text:p>#HIV!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/>
          <table:table-cell table:style-name="ce11" table:formula="of:=INDIRECT(&quot;B&quot;&amp;[.H215])" office:value-type="string" office:string-value="" calcext:value-type="error">
            <text:p>#HIV!</text:p>
          </table:table-cell>
          <table:table-cell table:style-name="ce20" table:formula="of:=INDIRECT(&quot;D&quot;&amp;[.H215])" office:value-type="string" office:string-value="" calcext:value-type="error">
            <text:p>#HIV!</text:p>
          </table:table-cell>
          <table:table-cell table:style-name="ce24" table:formula="of:=INDIRECT(&quot;F&quot;&amp;[.H215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16])" office:value-type="string" office:string-value="" calcext:value-type="error">
            <text:p>#HIV!</text:p>
          </table:table-cell>
          <table:table-cell table:style-name="ce20" table:formula="of:=INDIRECT(&quot;D&quot;&amp;[.H216])" office:value-type="string" office:string-value="" calcext:value-type="error">
            <text:p>#HIV!</text:p>
          </table:table-cell>
          <table:table-cell table:style-name="ce24" table:formula="of:=INDIRECT(&quot;F&quot;&amp;[.H216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17])" office:value-type="string" office:string-value="" calcext:value-type="error">
            <text:p>#HIV!</text:p>
          </table:table-cell>
          <table:table-cell table:style-name="ce20" table:formula="of:=INDIRECT(&quot;D&quot;&amp;[.H217])" office:value-type="string" office:string-value="" calcext:value-type="error">
            <text:p>#HIV!</text:p>
          </table:table-cell>
          <table:table-cell table:style-name="ce24" table:formula="of:=INDIRECT(&quot;F&quot;&amp;[.H217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18])" office:value-type="string" office:string-value="" calcext:value-type="error">
            <text:p>#HIV!</text:p>
          </table:table-cell>
          <table:table-cell table:style-name="ce20" table:formula="of:=INDIRECT(&quot;D&quot;&amp;[.H218])" office:value-type="string" office:string-value="" calcext:value-type="error">
            <text:p>#HIV!</text:p>
          </table:table-cell>
          <table:table-cell table:style-name="ce24" table:formula="of:=INDIRECT(&quot;F&quot;&amp;[.H218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19])" office:value-type="string" office:string-value="" calcext:value-type="error">
            <text:p>#HIV!</text:p>
          </table:table-cell>
          <table:table-cell table:style-name="ce20" table:formula="of:=INDIRECT(&quot;D&quot;&amp;[.H219])" office:value-type="string" office:string-value="" calcext:value-type="error">
            <text:p>#HIV!</text:p>
          </table:table-cell>
          <table:table-cell table:style-name="ce24" table:formula="of:=INDIRECT(&quot;F&quot;&amp;[.H219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20])" office:value-type="string" office:string-value="" calcext:value-type="error">
            <text:p>#HIV!</text:p>
          </table:table-cell>
          <table:table-cell table:style-name="ce20" table:formula="of:=INDIRECT(&quot;D&quot;&amp;[.H220])" office:value-type="string" office:string-value="" calcext:value-type="error">
            <text:p>#HIV!</text:p>
          </table:table-cell>
          <table:table-cell table:style-name="ce24" table:formula="of:=INDIRECT(&quot;F&quot;&amp;[.H220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Összesen</text:p>
          </table:table-cell>
          <table:table-cell table:style-name="ce20" table:formula="of:=SUM([.C215:.C220])" office:value-type="string" office:string-value="" calcext:value-type="error">
            <text:p>#HIV!</text:p>
          </table:table-cell>
          <table:table-cell table:style-name="ce20" table:formula="of:=SUM([.D215:.D220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3">
          <table:table-cell table:style-name="ce5" table:formula="of:=INDIRECT(&quot;A&quot;&amp;[.H222])" office:value-type="string" office:string-value="" calcext:value-type="error">
            <text:p>#HIV!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/>
          <table:table-cell table:style-name="ce11" table:formula="of:=INDIRECT(&quot;B&quot;&amp;[.H223])" office:value-type="string" office:string-value="" calcext:value-type="error">
            <text:p>#HIV!</text:p>
          </table:table-cell>
          <table:table-cell table:style-name="ce20" table:formula="of:=INDIRECT(&quot;D&quot;&amp;[.H223])" office:value-type="string" office:string-value="" calcext:value-type="error">
            <text:p>#HIV!</text:p>
          </table:table-cell>
          <table:table-cell table:style-name="ce24" table:formula="of:=INDIRECT(&quot;F&quot;&amp;[.H223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24])" office:value-type="string" office:string-value="" calcext:value-type="error">
            <text:p>#HIV!</text:p>
          </table:table-cell>
          <table:table-cell table:style-name="ce20" table:formula="of:=INDIRECT(&quot;D&quot;&amp;[.H224])" office:value-type="string" office:string-value="" calcext:value-type="error">
            <text:p>#HIV!</text:p>
          </table:table-cell>
          <table:table-cell table:style-name="ce24" table:formula="of:=INDIRECT(&quot;F&quot;&amp;[.H224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25])" office:value-type="string" office:string-value="" calcext:value-type="error">
            <text:p>#HIV!</text:p>
          </table:table-cell>
          <table:table-cell table:style-name="ce20" table:formula="of:=INDIRECT(&quot;D&quot;&amp;[.H225])" office:value-type="string" office:string-value="" calcext:value-type="error">
            <text:p>#HIV!</text:p>
          </table:table-cell>
          <table:table-cell table:style-name="ce24" table:formula="of:=INDIRECT(&quot;F&quot;&amp;[.H225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26])" office:value-type="string" office:string-value="" calcext:value-type="error">
            <text:p>#HIV!</text:p>
          </table:table-cell>
          <table:table-cell table:style-name="ce20" table:formula="of:=INDIRECT(&quot;D&quot;&amp;[.H226])" office:value-type="string" office:string-value="" calcext:value-type="error">
            <text:p>#HIV!</text:p>
          </table:table-cell>
          <table:table-cell table:style-name="ce24" table:formula="of:=INDIRECT(&quot;F&quot;&amp;[.H226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27])" office:value-type="string" office:string-value="" calcext:value-type="error">
            <text:p>#HIV!</text:p>
          </table:table-cell>
          <table:table-cell table:style-name="ce20" table:formula="of:=INDIRECT(&quot;D&quot;&amp;[.H227])" office:value-type="string" office:string-value="" calcext:value-type="error">
            <text:p>#HIV!</text:p>
          </table:table-cell>
          <table:table-cell table:style-name="ce24" table:formula="of:=INDIRECT(&quot;F&quot;&amp;[.H227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28])" office:value-type="string" office:string-value="" calcext:value-type="error">
            <text:p>#HIV!</text:p>
          </table:table-cell>
          <table:table-cell table:style-name="ce20" table:formula="of:=INDIRECT(&quot;D&quot;&amp;[.H228])" office:value-type="string" office:string-value="" calcext:value-type="error">
            <text:p>#HIV!</text:p>
          </table:table-cell>
          <table:table-cell table:style-name="ce24" table:formula="of:=INDIRECT(&quot;F&quot;&amp;[.H228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8">
          <table:table-cell/>
          <table:table-cell table:style-name="ce11" table:formula="of:=INDIRECT(&quot;B&quot;&amp;[.H229])" office:value-type="string" office:string-value="" calcext:value-type="error">
            <text:p>#HIV!</text:p>
          </table:table-cell>
          <table:table-cell table:style-name="ce20" table:formula="of:=INDIRECT(&quot;D&quot;&amp;[.H229])" office:value-type="string" office:string-value="" calcext:value-type="error">
            <text:p>#HIV!</text:p>
          </table:table-cell>
          <table:table-cell table:style-name="ce24" table:formula="of:=INDIRECT(&quot;F&quot;&amp;[.H229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Összesen</text:p>
          </table:table-cell>
          <table:table-cell table:style-name="ce20" table:formula="of:=SUM([.C223:.C229])" office:value-type="string" office:string-value="" calcext:value-type="error">
            <text:p>#HIV!</text:p>
          </table:table-cell>
          <table:table-cell table:style-name="ce20" table:formula="of:=SUM([.D223:.D229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Digitális kultúra - középszint - értékelőlap</text:p>
          </table:table-cell>
          <table:table-cell table:style-name="ce10"/>
          <table:table-cell table:style-name="ce19"/>
          <table:table-cell table:style-name="ce23" table:formula="of:=[.$B$2]" office:value-type="string" office:string-value="vizsgázó neve" calcext:value-type="string">
            <text:p>vizsgázó neve</text:p>
          </table:table-cell>
          <table:table-cell table:number-columns-repeated="7"/>
        </table:table-row>
        <table:table-row table:style-name="ro3">
          <table:table-cell/>
          <table:table-cell table:style-name="ce43" table:formula="of:=[.A181]" office:value-type="string" office:string-value="" calcext:value-type="error">
            <text:p>#HIV!</text:p>
          </table:table-cell>
          <table:table-cell table:style-name="ce21" table:formula="of:=[.C193]" office:value-type="string" office:string-value="" calcext:value-type="error">
            <text:p>#HIV!</text:p>
          </table:table-cell>
          <table:table-cell table:style-name="ce21" table:formula="of:=[.D193]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3">
          <table:table-cell/>
          <table:table-cell table:style-name="ce43" table:formula="of:=[.A194]" office:value-type="string" office:string-value="" calcext:value-type="error">
            <text:p>#HIV!</text:p>
          </table:table-cell>
          <table:table-cell table:style-name="ce21" table:formula="of:=[.C202]" office:value-type="string" office:string-value="" calcext:value-type="error">
            <text:p>#HIV!</text:p>
          </table:table-cell>
          <table:table-cell table:style-name="ce21" table:formula="of:=[.D202]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3">
          <table:table-cell/>
          <table:table-cell table:style-name="ce43" table:formula="of:=[.A203]" office:value-type="string" office:string-value="" calcext:value-type="error">
            <text:p>#HIV!</text:p>
          </table:table-cell>
          <table:table-cell table:style-name="ce21" table:formula="of:=[.C213]" office:value-type="string" office:string-value="" calcext:value-type="error">
            <text:p>#HIV!</text:p>
          </table:table-cell>
          <table:table-cell table:style-name="ce21" table:formula="of:=[.D213]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3">
          <table:table-cell/>
          <table:table-cell table:style-name="ce43" table:formula="of:=[.A214]" office:value-type="string" office:string-value="" calcext:value-type="error">
            <text:p>#HIV!</text:p>
          </table:table-cell>
          <table:table-cell table:style-name="ce21" table:formula="of:=[.C221]" office:value-type="string" office:string-value="" calcext:value-type="error">
            <text:p>#HIV!</text:p>
          </table:table-cell>
          <table:table-cell table:style-name="ce21" table:formula="of:=[.D221]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3">
          <table:table-cell/>
          <table:table-cell table:style-name="ce43" table:formula="of:=[.A222]" office:value-type="string" office:string-value="" calcext:value-type="error">
            <text:p>#HIV!</text:p>
          </table:table-cell>
          <table:table-cell table:style-name="ce22" table:formula="of:=[.C230]" office:value-type="string" office:string-value="" calcext:value-type="error">
            <text:p>#HIV!</text:p>
          </table:table-cell>
          <table:table-cell table:style-name="ce22" table:formula="of:=[.D230]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table:formula="of:=SUM([.C233:.C237])" office:value-type="string" office:string-value="" calcext:value-type="error">
            <text:p>#HIV!</text:p>
          </table:table-cell>
          <table:table-cell table:style-name="ce21" table:formula="of:=SUM([.D233:.D237])" office:value-type="string" office:string-value="" calcext:value-type="error">
            <text:p>#HIV!</text:p>
          </table:table-cell>
          <table:table-cell table:number-columns-repeated="7"/>
        </table:table-row>
        <table:table-row table:style-name="ro1" table:number-rows-repeated="24"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 table:number-rows-repeated="133">
          <table:table-cell table:number-columns-repeated="2"/>
          <table:table-cell table:style-name="ce16"/>
          <table:table-cell table:number-columns-repeated="8"/>
        </table:table-row>
        <table:table-row table:style-name="ro1" table:number-rows-repeated="104818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" style:font-adornments="Általános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number number:decimal-places="0" number:min-decimal-places="0" number:min-integer-digits="1"/>
      <number:text> pont</number:text>
    </number:number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">
      <number:number number:min-integer-digits="1"/>
      <number:text> pont</number:text>
    </number:number-style>
    <number:number-style style:name="N10142P0" style:volatile="true" number:language="hu" number:country="HU">
      <number:number number:decimal-places="0" number:min-decimal-places="0" number:min-integer-digits="1" number:grouping="true"/>
      <number:text> Ft</number:text>
    </number:number-style>
    <number:number-style style:name="N10142" number:language="hu" number:country="HU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0142P0"/>
    </number:number-style>
    <number:number-style style:name="N10143P0" style:volatile="true" number:language="hu" number:country="HU">
      <number:number number:decimal-places="0" number:min-decimal-places="0" number:min-integer-digits="1" number:grouping="true"/>
      <number:text> Ft</number:text>
    </number:number-style>
    <number:number-style style:name="N10143" number:language="hu" number:country="HU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0143P0"/>
    </number:number-style>
    <number:number-style style:name="N10145P0" style:volatile="true" number:language="hu" number:country="HU">
      <number:number number:decimal-places="2" number:min-decimal-places="2" number:min-integer-digits="1" number:grouping="true"/>
      <number:text> Ft</number:text>
    </number:number-style>
    <number:number-style style:name="N10145" number:language="hu" number:country="HU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0145P0"/>
    </number:number-style>
    <number:number-style style:name="N10146P0" style:volatile="true" number:language="hu" number:country="HU">
      <number:number number:decimal-places="2" number:min-decimal-places="2" number:min-integer-digits="1" number:grouping="true"/>
      <number:text> Ft</number:text>
    </number:number-style>
    <number:number-style style:name="N10146" number:language="hu" number:country="HU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0146P0"/>
    </number:number-style>
    <number:date-style style:name="N10147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48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49" number:language="hu" number:country="HU">
      <number:day number:style="long"/>
      <number:text>.</number:text>
      <number:month number:textual="true"/>
    </number:date-style>
    <number:date-style style:name="N10150" number:language="hu" number:country="HU">
      <number:month number:textual="true"/>
      <number:text>.</number:text>
      <number:year/>
    </number:date-style>
    <number:time-style style:name="N10151" number:language="hu" number:country="HU">
      <number:hours/>
      <number:text>:</number:text>
      <number:minutes number:style="long"/>
      <number:text> </number:text>
      <number:am-pm/>
    </number:time-style>
    <number:time-style style:name="N10152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hu" number:country="HU">
      <number:hours/>
      <number:text>:</number:text>
      <number:minutes number:style="long"/>
    </number:time-style>
    <number:time-style style:name="N10154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55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57P0" style:volatile="true" number:language="hu" number:country="HU">
      <number:number number:decimal-places="0" number:min-decimal-places="0" number:min-integer-digits="1" number:grouping="true"/>
      <number:text>    </number:text>
    </number:number-style>
    <number:number-style style:name="N10157" number:language="hu" number:country="HU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57P0"/>
    </number:number-style>
    <number:number-style style:name="N10158P0" style:volatile="true" number:language="hu" number:country="HU">
      <number:number number:decimal-places="0" number:min-decimal-places="0" number:min-integer-digits="1" number:grouping="true"/>
      <number:text>    </number:text>
    </number:number-style>
    <number:number-style style:name="N10158" number:language="hu" number:country="HU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58P0"/>
    </number:number-style>
    <number:number-style style:name="N10160P0" style:volatile="true" number:language="hu" number:country="HU">
      <number:number number:decimal-places="2" number:min-decimal-places="2" number:min-integer-digits="1" number:grouping="true"/>
      <number:text>    </number:text>
    </number:number-style>
    <number:number-style style:name="N10160" number:language="hu" number:country="HU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0P0"/>
    </number:number-style>
    <number:number-style style:name="N10161P0" style:volatile="true" number:language="hu" number:country="HU">
      <number:number number:decimal-places="2" number:min-decimal-places="2" number:min-integer-digits="1" number:grouping="true"/>
      <number:text>    </number:text>
    </number:number-style>
    <number:number-style style:name="N10161" number:language="hu" number:country="HU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1P0"/>
    </number:number-style>
    <number:number-style style:name="N10165P0" style:volatile="true" number:language="hu" number:country="HU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65P1" style:volatile="true" number:language="hu" number:country="HU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65P2" style:volatile="true" number:language="hu" number:country="HU">
      <number:text> </number:text>
      <number:fill-character> </number:fill-character>
      <number:text>-     </number:text>
    </number:number-style>
    <number:text-style style:name="N10165" number:language="hu" number:country="HU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hu" number:country="HU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0169P1" style:volatile="true" number:language="hu" number:country="HU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0169P2" style:volatile="true" number:language="hu" number:country="HU">
      <number:text> </number:text>
      <number:fill-character> </number:fill-character>
      <number:text>- Ft </number:text>
    </number:number-style>
    <number:text-style style:name="N10169" number:language="hu" number:country="HU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3P0" style:volatile="true" number:language="hu" number:country="HU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73P1" style:volatile="true" number:language="hu" number:country="HU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73P2" style:volatile="true" number:language="hu" number:country="HU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0173" number:language="hu" number:country="HU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7P0" style:volatile="true" number:language="hu" number:country="HU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0177P1" style:volatile="true" number:language="hu" number:country="HU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0177P2" style:volatile="true" number:language="hu" number:country="HU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0177" number:language="hu" number:country="HU"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.00.00</text:date>, <text:time style:data-style-name="N2" text:time-value="15:03:35.182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15:04:35.248000000</meta:creation-date>
    <meta:editing-duration>P0D</meta:editing-duration>
    <meta:editing-cycles>1</meta:editing-cycles>
    <meta:generator>LibreOffice/7.1.4.2.N4$Windows_X86_64 LibreOffice_project/5bfcf1b233a4f7431792797b93aa5d6f957658fc</meta:generator>
    <meta:document-statistic meta:table-count="1" meta:cell-count="780" meta:object-count="0"/>
  </office:meta>
</office:document-meta>
</file>